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3.9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23.803cm" svg:height="14.476cm" svg:x="9.686cm" svg:y="0.106cm">
            <draw:object draw:notify-on-update-of-ranges="Feuille1.A1:Feuille1.A1 Feuille1.A2:Feuille1.A6 Feuille1.B1:Feuille1.B1 Feuille1.B2:Feuille1.B6 Feuille1.C1:Feuille1.C1 Feuille1.C2:Feuille1.C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2.51cm" svg:height="12.75cm" svg:x="9.631cm" svg:y="14.821cm">
            <draw:object draw:notify-on-update-of-ranges="Feuille1.A34:Feuille1.A34 Feuille1.A35:Feuille1.A38 Feuille1.B34:Feuille1.B34 Feuille1.B35:Feuille1.B38 Feuille1.C34:Feuille1.C34 Feuille1.C35:Feuille1.C3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2.069cm" svg:height="15.299cm" svg:x="9.576cm" svg:y="28.023cm">
            <draw:object draw:notify-on-update-of-ranges="Feuille1.A65:Feuille1.A65 Feuille1.A66:Feuille1.A73 Feuille1.B65:Feuille1.B65 Feuille1.B66:Feuille1.B7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% de bons résultats</text:p>
          </table:table-cell>
          <table:table-cell office:value-type="string" calcext:value-type="string">
            <text:p>Temps d'apprentissag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.33" calcext:value-type="float">
            <text:p>49,33</text:p>
          </table:table-cell>
          <table:table-cell office:value-type="float" office:value="3.98" calcext:value-type="float">
            <text:p>3,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1.56" calcext:value-type="float">
            <text:p>71,56</text:p>
          </table:table-cell>
          <table:table-cell office:value-type="float" office:value="7.56" calcext:value-type="float">
            <text:p>7,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2.32" calcext:value-type="float">
            <text:p>72,32</text:p>
          </table:table-cell>
          <table:table-cell office:value-type="float" office:value="18.67" calcext:value-type="float">
            <text:p>18,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.16" calcext:value-type="float">
            <text:p>69,16</text:p>
          </table:table-cell>
          <table:table-cell office:value-type="float" office:value="40.58" calcext:value-type="float">
            <text:p>40,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.62" calcext:value-type="float">
            <text:p>20,62</text:p>
          </table:table-cell>
          <table:table-cell office:value-type="float" office:value="95.07" calcext:value-type="float">
            <text:p>95,07</text:p>
          </table:table-cell>
        </table:table-row>
        <table:table-row table:style-name="ro1" table:number-rows-repeated="27">
          <table:table-cell table:number-columns-repeated="3"/>
        </table:table-row>
        <table:table-row table:style-name="ro1">
          <table:table-cell/>
          <table:table-cell office:value-type="string" calcext:value-type="string">
            <text:p>% de bons résultats</text:p>
          </table:table-cell>
          <table:table-cell office:value-type="string" calcext:value-type="string">
            <text:p>Temps d'apprentiss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.55" calcext:value-type="float">
            <text:p>89,55</text:p>
          </table:table-cell>
          <table:table-cell office:value-type="float" office:value="17.59" calcext:value-type="float">
            <text:p>17,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.88" calcext:value-type="float">
            <text:p>85,88</text:p>
          </table:table-cell>
          <table:table-cell office:value-type="float" office:value="18.29" calcext:value-type="float">
            <text:p>18,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.32" calcext:value-type="float">
            <text:p>72,32</text:p>
          </table:table-cell>
          <table:table-cell office:value-type="float" office:value="18.64" calcext:value-type="float">
            <text:p>18,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.98" calcext:value-type="float">
            <text:p>42,98</text:p>
          </table:table-cell>
          <table:table-cell office:value-type="float" office:value="20.17" calcext:value-type="float">
            <text:p>20,17</text:p>
          </table:table-cell>
        </table:table-row>
        <table:table-row table:style-name="ro1" table:number-rows-repeated="26"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office:value-type="string" calcext:value-type="string">
            <text:p>% de bons résulta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34" calcext:value-type="float">
            <text:p>10,34</text:p>
          </table:table-cell>
          <table:table-cell/>
        </table:table-row>
        <table:table-row table:style-name="ro1">
          <table:table-cell office:value-type="float" office:value="0.005" calcext:value-type="float">
            <text:p>0,005</text:p>
          </table:table-cell>
          <table:table-cell office:value-type="float" office:value="39.54" calcext:value-type="float">
            <text:p>39,54</text:p>
          </table:table-cell>
          <table:table-cell/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87.64" calcext:value-type="float">
            <text:p>87,64</text:p>
          </table:table-cell>
          <table:table-cell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90.55" calcext:value-type="float">
            <text:p>90,55</text:p>
          </table:table-cell>
          <table:table-cell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90.8" calcext:value-type="float">
            <text:p>90,8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87.77" calcext:value-type="float">
            <text:p>87,77</text:p>
          </table:table-cell>
          <table:table-cell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85.34" calcext:value-type="float">
            <text:p>85,3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.71" calcext:value-type="float">
            <text:p>72,7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08:55:32.092698771</meta:creation-date>
    <dc:date>2017-06-19T11:27:37.538305840</dc:date>
    <meta:editing-duration>PT2H15M4S</meta:editing-duration>
    <meta:editing-cycles>5</meta:editing-cycles>
    <meta:generator>LibreOffice/4.2.8.2$Linux_X86_64 LibreOffice_project/420m0$Build-2</meta:generator>
    <meta:document-statistic meta:table-count="1" meta:cell-count="4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5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804cm" svg:height="14.477cm" xlink:href=".." xlink:type="simple" chart:class="chart:bar" chart:style-name="ch1">
        <chart:title svg:x="2.852cm" svg:y="0.426cm" chart:style-name="ch2">
          <text:p>Performance en fonction du nombres de neurons dans les couches cachées</text:p>
        </chart:title>
        <chart:subtitle svg:x="9.014cm" svg:y="1.667cm" chart:style-name="ch3">
          <text:p>reseau avec 3 couches cachées</text:p>
        </chart:subtitle>
        <chart:legend chart:legend-position="end" svg:x="16.851cm" svg:y="6.192cm" style:legend-expansion="high" chart:style-name="ch4"/>
        <chart:plot-area chart:style-name="ch5" table:cell-range-address="Feuille1.A1:Feuille1.C6" chart:data-source-has-labels="both" svg:x="1.487cm" svg:y="2.665cm" svg:width="14.888cm" svg:height="10.542cm">
          <chartooo:coordinate-region svg:x="2.294cm" svg:y="2.864cm" svg:width="14.081cm" svg:height="9.696cm"/>
          <chart:axis chart:dimension="x" chart:name="primary-x" chart:style-name="ch6" chartooo:axis-type="auto">
            <chartooo:date-scale/>
            <chart:title svg:x="8.054cm" svg:y="13.496cm" chart:style-name="ch7">
              <text:p>nb neurons</text:p>
            </chart:title>
            <chart:categories table:cell-range-address="Feuille1.A2:Feuille1.A6"/>
          </chart:axis>
          <chart:axis chart:dimension="y" chart:name="primary-y" chart:style-name="ch8">
            <chart:title svg:x="0.451cm" svg:y="8.43cm" chart:style-name="ch9">
              <text:p>%/sec</text:p>
            </chart:title>
            <chart:grid chart:style-name="ch10" chart:class="major"/>
          </chart:axis>
          <chart:series chart:style-name="ch11" chart:values-cell-range-address="Feuille1.B2:Feuille1.B6" chart:label-cell-address="Feuille1.B1:Feuille1.B1" chart:class="chart:bar">
            <chart:regression-curve chart:style-name="ch12"/>
            <chart:data-point chart:repeated="5"/>
          </chart:series>
          <chart:series chart:style-name="ch13" chart:values-cell-range-address="Feuille1.C2:Feuille1.C6" chart:label-cell-address="Feuille1.C1:Feuille1.C1" chart:class="chart:bar">
            <chart:regression-curve chart:style-name="ch14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de bons résultats</text:p>
                <draw:g>
                  <svg:desc>Feuille1.B1:Feuille1.B1</svg:desc>
                </draw:g>
              </table:table-cell>
              <table:table-cell office:value-type="string">
                <text:p>Temps d'apprentissage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Feuille1.A2:Feuille1.A6</svg:desc>
                </draw:g>
              </table:table-cell>
              <table:table-cell office:value-type="float" office:value="49.33">
                <text:p>49.33</text:p>
                <draw:g>
                  <svg:desc>Feuille1.B2:Feuille1.B6</svg:desc>
                </draw:g>
              </table:table-cell>
              <table:table-cell office:value-type="float" office:value="3.98">
                <text:p>3.98</text:p>
                <draw:g>
                  <svg:desc>Feuille1.C2:Feuille1.C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1.56">
                <text:p>71.56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72.32">
                <text:p>72.32</text:p>
              </table:table-cell>
              <table:table-cell office:value-type="float" office:value="18.67">
                <text:p>18.6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9.16">
                <text:p>69.16</text:p>
              </table:table-cell>
              <table:table-cell office:value-type="float" office:value="40.58">
                <text:p>40.5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0.62">
                <text:p>20.62</text:p>
              </table:table-cell>
              <table:table-cell office:value-type="float" office:value="95.07">
                <text:p>95.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511cm" svg:height="12.751cm" xlink:href=".." xlink:type="simple" chart:class="chart:bar" chart:style-name="ch1">
        <chart:title svg:x="4.294cm" svg:y="0.391cm" chart:style-name="ch2">
          <text:p>Performance en fonction du nombres de couches cachées</text:p>
        </chart:title>
        <chart:subtitle svg:x="7.388cm" svg:y="1.599cm" chart:style-name="ch3">
          <text:p>reseau avec 25 neurons par couche cachée</text:p>
        </chart:subtitle>
        <chart:legend chart:legend-position="end" svg:x="16.166cm" svg:y="5.329cm" style:legend-expansion="high" chart:style-name="ch4"/>
        <chart:plot-area chart:style-name="ch5" table:cell-range-address="Feuille1.A34:Feuille1.C38" chart:data-source-has-labels="both" svg:x="1.461cm" svg:y="2.563cm" svg:width="14.255cm" svg:height="8.952cm">
          <chartooo:coordinate-region svg:x="2.268cm" svg:y="2.762cm" svg:width="13.448cm" svg:height="8.106cm"/>
          <chart:axis chart:dimension="x" chart:name="primary-x" chart:style-name="ch6" chartooo:axis-type="auto">
            <chartooo:date-scale/>
            <chart:title svg:x="7.697cm" svg:y="11.77cm" chart:style-name="ch7">
              <text:p>nb couches</text:p>
            </chart:title>
            <chart:categories table:cell-range-address="Feuille1.A35:Feuille1.A38"/>
          </chart:axis>
          <chart:axis chart:dimension="y" chart:name="primary-y" chart:style-name="ch8">
            <chart:title svg:x="0.451cm" svg:y="7.533cm" chart:style-name="ch9">
              <text:p>%/sec</text:p>
            </chart:title>
            <chart:grid chart:style-name="ch10" chart:class="major"/>
          </chart:axis>
          <chart:series chart:style-name="ch11" chart:values-cell-range-address="Feuille1.B35:Feuille1.B38" chart:label-cell-address="Feuille1.B34:Feuille1.B34" chart:class="chart:bar">
            <chart:regression-curve chart:style-name="ch12"/>
            <chart:data-point chart:repeated="4"/>
          </chart:series>
          <chart:series chart:style-name="ch13" chart:values-cell-range-address="Feuille1.C35:Feuille1.C38" chart:label-cell-address="Feuille1.C34:Feuille1.C34" chart:class="chart:bar">
            <chart:regression-curve chart:style-name="ch14"/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de bons résultats</text:p>
                <draw:g>
                  <svg:desc>Feuille1.B34:Feuille1.B34</svg:desc>
                </draw:g>
              </table:table-cell>
              <table:table-cell office:value-type="string">
                <text:p>Temps d'apprentissage</text:p>
                <draw:g>
                  <svg:desc>Feuille1.C34:Feuille1.C3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Feuille1.A35:Feuille1.A38</svg:desc>
                </draw:g>
              </table:table-cell>
              <table:table-cell office:value-type="float" office:value="89.55">
                <text:p>89.55</text:p>
                <draw:g>
                  <svg:desc>Feuille1.B35:Feuille1.B38</svg:desc>
                </draw:g>
              </table:table-cell>
              <table:table-cell office:value-type="float" office:value="17.59">
                <text:p>17.59</text:p>
                <draw:g>
                  <svg:desc>Feuille1.C35:Feuille1.C3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5.88">
                <text:p>85.88</text:p>
              </table:table-cell>
              <table:table-cell office:value-type="float" office:value="18.29">
                <text:p>18.2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2.32">
                <text:p>72.32</text:p>
              </table:table-cell>
              <table:table-cell office:value-type="float" office:value="18.64">
                <text:p>18.6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2.98">
                <text:p>42.98</text:p>
              </table:table-cell>
              <table:table-cell office:value-type="float" office:value="20.17">
                <text:p>20.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07cm" svg:height="15.3cm" xlink:href=".." xlink:type="simple" chart:class="chart:bar" chart:style-name="ch1">
        <chart:title svg:x="5.675cm" svg:y="0.442cm" chart:style-name="ch2">
          <text:p>Performance en fonction de la valeur de ETA</text:p>
        </chart:title>
        <chart:subtitle svg:x="6.639cm" svg:y="1.701cm" chart:style-name="ch3">
          <text:p>reseau 5 couches, 25 neurons par couche cachée</text:p>
        </chart:subtitle>
        <chart:legend chart:legend-position="end" svg:x="15.805cm" svg:y="7.102cm" style:legend-expansion="high" chart:style-name="ch4"/>
        <chart:plot-area chart:style-name="ch5" table:cell-range-address="Feuille1.A65:Feuille1.B73" chart:data-source-has-labels="both" svg:x="1.452cm" svg:y="2.716cm" svg:width="13.912cm" svg:height="11.297cm">
          <chartooo:coordinate-region svg:x="2.259cm" svg:y="2.915cm" svg:width="13.105cm" svg:height="10.451cm"/>
          <chart:axis chart:dimension="x" chart:name="primary-x" chart:style-name="ch6" chartooo:axis-type="auto">
            <chartooo:date-scale/>
            <chart:title svg:x="7.57cm" svg:y="14.319cm" chart:style-name="ch7">
              <text:p>valeur ETA</text:p>
            </chart:title>
            <chart:categories table:cell-range-address="Feuille1.A66:Feuille1.A73"/>
          </chart:axis>
          <chart:axis chart:dimension="y" chart:name="primary-y" chart:style-name="ch8">
            <chart:title svg:x="0.451cm" svg:y="8.567cm" chart:style-name="ch9">
              <text:p>%</text:p>
            </chart:title>
            <chart:grid chart:style-name="ch10" chart:class="major"/>
          </chart:axis>
          <chart:series chart:style-name="ch11" chart:values-cell-range-address="Feuille1.B66:Feuille1.B73" chart:label-cell-address="Feuille1.B65:Feuille1.B65" chart:class="chart:bar">
            <chart:regression-curve chart:style-name="ch12"/>
            <chart:data-point chart:repeated="2"/>
            <chart:data-point chart:style-name="ch13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de bons résultats</text:p>
                <draw:g>
                  <svg:desc>Feuille1.B65:Feuille1.B6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1.A66:Feuille1.A73</svg:desc>
                </draw:g>
              </table:table-cell>
              <table:table-cell office:value-type="float" office:value="10.34">
                <text:p>10.34</text:p>
                <draw:g>
                  <svg:desc>Feuille1.B66:Feuille1.B73</svg:desc>
                </draw:g>
              </table:table-cell>
            </table:table-row>
            <table:table-row>
              <table:table-cell office:value-type="float" office:value="0.005">
                <text:p>0</text:p>
              </table:table-cell>
              <table:table-cell office:value-type="float" office:value="39.54">
                <text:p>39.54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87.64">
                <text:p>87.64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90.55">
                <text:p>90.55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90.8">
                <text:p>90.8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87.77">
                <text:p>87.77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85.34">
                <text:p>85.3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72.71">
                <text:p>72.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